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lumn diameter</text:p>
          </table:table-cell>
          <table:table-cell table:formula="of:=2.25/12" office:value-type="float" office:value="0.1875" calcext:value-type="float">
            <text:p>0.1875</text:p>
          </table:table-cell>
          <table:table-cell office:value-type="string" calcext:value-type="string">
            <text:p>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lider pitch angle</text:p>
          </table:table-cell>
          <table:table-cell table:formula="of:=14.3*PI()/180" office:value-type="float" office:value="0.249582083035189" calcext:value-type="float">
            <office:annotation draw:style-name="gr1" draw:text-style-name="P1" svg:width="1.1413in" svg:height="0.7012in" svg:x="6.0146in" svg:y="0in" draw:caption-point-x="-0.2402in" draw:caption-point-y="0.1815in">
              <dc:date>2017-06-01T00:00:00</dc:date>
              <text:p text:style-name="P1">4.5” band is 10.74 degrees</text:p>
              <text:p text:style-name="P1">2.25” band is 14.3 degrees</text:p>
            </office:annotation>
            <text:p>0.249582083</text:p>
          </table:table-cell>
          <table:table-cell office:value-type="string" calcext:value-type="string">
            <text:p>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her offset</text:p>
          </table:table-cell>
          <table:table-cell table:style-name="ce1" table:formula="of:=(9.25/12)" office:value-type="float" office:value="0.770833333333333" calcext:value-type="float">
            <office:annotation draw:style-name="gr1" draw:text-style-name="P1" svg:width="1.1413in" svg:height="0.7012in" svg:x="2.2827in" svg:y="0in" draw:caption-point-x="-0.2402in" draw:caption-point-y="0.3594in">
              <dc:date>2017-06-01T00:00:00</dc:date>
              <text:p text:style-name="P1">4.5” band is 8.56” radius</text:p>
              <text:p text:style-name="P1">2.25” band is 9.25”</text:p>
            </office:annotation>
            <text:p>0.770833333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ether pulley radius</text:p>
          </table:table-cell>
          <table:table-cell table:formula="of:=(0.75/12)" office:value-type="float" office:value="0.0625" calcext:value-type="float">
            <text:p>0.0625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 weight/ft</text:p>
          </table:table-cell>
          <table:table-cell table:formula="of:=0.0705" office:value-type="float" office:value="0.0705" calcext:value-type="float">
            <office:annotation draw:style-name="gr1" draw:text-style-name="P1" svg:width="1.1413in" svg:height="0.7012in" svg:x="2.2827in" svg:y="0in" draw:caption-point-x="-0.2402in" draw:caption-point-y="0.537in">
              <dc:date>2017-06-01T00:00:00</dc:date>
              <text:p text:style-name="P1">4.5” band is .252/ft</text:p>
              <text:p text:style-name="P1">2.25” band is .0705”/ft</text:p>
            </office:annotation>
            <text:p>0.0705</text:p>
          </table:table-cell>
          <table:table-cell office:value-type="string" calcext:value-type="string">
            <text:p>lb/ft</text:p>
          </table:table-cell>
          <table:table-cell office:value-type="string" calcext:value-type="string">
            <text:p>slider friction coeff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end load</text:p>
          </table:table-cell>
          <table:table-cell table:formula="of:=[.B6] + [.B7]" office:value-type="float" office:value="4.192" calcext:value-type="float">
            <text:p>4.19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GR</text:p>
          </table:table-cell>
          <table:table-cell table:formula="of:=19/42" office:value-type="float" office:value="0.452380952380952" calcext:value-type="float">
            <text:p>0.4523809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cap weight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string" calcext:value-type="string">
            <text:p>column radius</text:p>
          </table:table-cell>
          <table:table-cell table:style-name="ce2" table:formula="of:=[.B1]/2" office:value-type="float" office:value="0.09375" calcext:value-type="float">
            <text:p>0.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ed end loa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deway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t</text:p>
          </table:table-cell>
          <table:table-cell table:formula="of:=(([.B2]/2) * [.B2]*[.B4] + [.B5]*[.B2])/[.B2]" office:value-type="float" office:value="4.36825" calcext:value-type="float">
            <text:p>4.36825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ether torque</text:p>
          </table:table-cell>
          <table:table-cell table:formula="of:= [.B12]*[.E3]" office:value-type="float" office:value="1.79183353512206" calcext:value-type="float">
            <text:p>1.7918335351</text:p>
          </table:table-cell>
          <table:table-cell office:value-type="string" calcext:value-type="string">
            <text:p>ft*lbs</text:p>
          </table:table-cell>
          <table:table-cell table:formula="of:=[.E10]*1.3558" office:value-type="float" office:value="2.42936790691848" calcext:value-type="float">
            <text:p>2.4293679069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heta </text:p>
          </table:table-cell>
          <table:table-cell table:formula="of:=ATAN([.B3]/[.B2])" office:value-type="float" office:value="0.152962415423232" calcext:value-type="float">
            <text:p>0.1529624154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lider normal force </text:p>
          </table:table-cell>
          <table:table-cell table:formula="of:=[.B13]*COS([.E2])" office:value-type="float" office:value="27.4566679051982" calcext:value-type="float">
            <text:p>27.4566679052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Force</text:p>
          </table:table-cell>
          <table:table-cell table:formula="of:=[.B10]/SIN([.B11])" office:value-type="float" office:value="28.6693365619529" calcext:value-type="float">
            <text:p>28.66933656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force(Frictionless)</text:p>
          </table:table-cell>
          <table:table-cell table:formula="of:=[.B13]*SIN([.E2])" office:value-type="float" office:value="6.99861689076403" calcext:value-type="float">
            <text:p>6.9986168908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[.B12]*COS([.B11])" office:value-type="float" office:value="28.3345945945946" calcext:value-type="float">
            <text:p>28.3345945946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torque</text:p>
          </table:table-cell>
          <table:table-cell table:formula="of:=[.E12]*[.E6]" office:value-type="float" office:value="0.656120333509128" calcext:value-type="float">
            <text:p>0.6561203335</text:p>
          </table:table-cell>
          <table:table-cell office:value-type="string" calcext:value-type="string">
            <text:p>ft*lbs</text:p>
          </table:table-cell>
          <table:table-cell table:formula="of:=[.E13]*1.3558" office:value-type="float" office:value="0.889567948171676" calcext:value-type="float">
            <text:p>0.8895679482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13]*[.E5]" office:value-type="float" office:value="0.296816341349367" calcext:value-type="float">
            <text:p>0.2968163413</text:p>
          </table:table-cell>
          <table:table-cell office:value-type="string" calcext:value-type="string">
            <text:p>ft*lbs</text:p>
          </table:table-cell>
          <table:table-cell table:formula="of:=[.E14]*1.3558" office:value-type="float" office:value="0.402423595601472" calcext:value-type="float">
            <text:p>0.4024235956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formula="of:= ATAN([.B2]/[.B3])" office:value-type="float" office:value="1.41783391137166" calcext:value-type="float">
            <text:p>1.4178339114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tether torque</text:p>
          </table:table-cell>
          <table:table-cell table:formula="of:=[.B18]*[.E3]" office:value-type="float" office:value="0.15625" calcext:value-type="float">
            <text:p>0.15625</text:p>
          </table:table-cell>
          <table:table-cell office:value-type="string" calcext:value-type="string">
            <text:p>ft*lbs</text:p>
          </table:table-cell>
          <table:table-cell table:formula="of:=[.E17]*1.3558" office:value-type="float" office:value="0.21184375" calcext:value-type="float">
            <text:p>0.21184375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ension For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normal force </text:p>
          </table:table-cell>
          <table:table-cell table:formula="of:=[.B19]" office:value-type="float" office:value="11.9569303155826" calcext:value-type="float">
            <text:p>11.9569303156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 ([.B5]+([.B4]*[.B2]) + 3*([.B18]*SIN([.B17])))" office:value-type="float" office:value="11.9569303155826" calcext:value-type="float">
            <text:p>11.9569303156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drive force(Frictionless)</text:p>
          </table:table-cell>
          <table:table-cell table:formula="of:=[.E18] * SIN([.E2])" office:value-type="float" office:value="2.95334998314353" calcext:value-type="float">
            <text:p>2.9533499831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ider drive torque</text:p>
          </table:table-cell>
          <table:table-cell table:formula="of:=[.E19]* [.E6]" office:value-type="float" office:value="0.276876560919706" calcext:value-type="float">
            <text:p>0.2768765609</text:p>
          </table:table-cell>
          <table:table-cell office:value-type="string" calcext:value-type="string">
            <text:p>ft*lbs</text:p>
          </table:table-cell>
          <table:table-cell table:formula="of:=[.E20]*1.3558" office:value-type="float" office:value="0.375389241294937" calcext:value-type="float">
            <text:p>0.3753892413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20] * [.E5]" office:value-type="float" office:value="0.125253682320819" calcext:value-type="float">
            <text:p>0.1252536823</text:p>
          </table:table-cell>
          <table:table-cell office:value-type="string" calcext:value-type="string">
            <text:p>ft*lbs</text:p>
          </table:table-cell>
          <table:table-cell table:formula="of:=[.E21]*1.3558" office:value-type="float" office:value="0.169818942490567" calcext:value-type="float">
            <text:p>0.1698189425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ase friction torque</text:p>
          </table:table-cell>
          <table:table-cell table:formula="of:=0.15 * 11" office:value-type="float" office:value="1.65" calcext:value-type="float">
            <text:p>1.65</text:p>
          </table:table-cell>
          <table:table-cell office:value-type="string" calcext:value-type="string">
            <text:p>N*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Torque(Horizontal)</text:p>
          </table:table-cell>
          <table:table-cell table:formula="of:=[.G13]+[.E23]" office:value-type="float" office:value="2.53956794817168" calcext:value-type="float">
            <text:p>2.539567948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Torque(Vertical)</text:p>
          </table:table-cell>
          <table:table-cell table:formula="of:=[.E23]+[.G20]" office:value-type="float" office:value="2.02538924129494" calcext:value-type="float">
            <text:p>2.025389241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09:21:56.0941109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52:23.706698061</meta:creation-date>
    <dc:date>2017-06-01T11:13:34.150360319</dc:date>
    <meta:editing-duration>PT4H21M16S</meta:editing-duration>
    <meta:editing-cycles>9</meta:editing-cycles>
    <meta:generator>LibreOffice/4.2.8.2$Linux_X86_64 LibreOffice_project/420m0$Build-2</meta:generator>
    <meta:document-statistic meta:table-count="1" meta:cell-count="104" meta:object-count="0"/>
  </office:meta>
</office:document-meta>
</file>